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Helvetic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Helvetica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400.perlbench</text:p>
          </table:table-cell>
          <table:table-cell table:style-name="ce2" office:value-type="float" office:value="1109198045367" calcext:value-type="float">
            <text:p>1109198045367</text:p>
          </table:table-cell>
          <table:table-cell table:style-name="ce2" office:value-type="float" office:value="384794966182" calcext:value-type="float">
            <text:p>384794966182</text:p>
          </table:table-cell>
          <table:table-cell table:style-name="ce2" office:value-type="float" office:value="707786630157" calcext:value-type="float">
            <text:p>707786630157</text:p>
          </table:table-cell>
          <table:table-cell table:style-name="ce2" table:number-columns-repeated="6"/>
        </table:table-row>
        <table:table-row table:style-name="ro1">
          <table:table-cell table:number-columns-repeated="5"/>
          <table:table-cell table:style-name="ce1" office:value-type="string" calcext:value-type="string">
            <text:p>401.bzip2</text:p>
          </table:table-cell>
          <table:table-cell table:style-name="ce2" office:value-type="float" office:value="432459815466" calcext:value-type="float">
            <text:p>432459815466</text:p>
          </table:table-cell>
          <table:table-cell table:style-name="ce2" office:value-type="float" office:value="181180973754" calcext:value-type="float">
            <text:p>181180973754</text:p>
          </table:table-cell>
          <table:table-cell table:style-name="ce2" office:value-type="float" office:value="309587458388" calcext:value-type="float">
            <text:p>309587458388</text:p>
          </table:table-cell>
          <table:table-cell table:style-name="ce2" office:value-type="float" office:value="553737482083" calcext:value-type="float">
            <text:p>553737482083</text:p>
          </table:table-cell>
          <table:table-cell table:style-name="ce2" office:value-type="float" office:value="605707320979" calcext:value-type="float">
            <text:p>605707320979</text:p>
          </table:table-cell>
          <table:table-cell table:style-name="ce2" office:value-type="float" office:value="345617094417" calcext:value-type="float">
            <text:p>345617094417</text:p>
          </table:table-cell>
          <table:table-cell table:style-name="ce2"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403.gcc</text:p>
          </table:table-cell>
          <table:table-cell table:style-name="ce2" office:value-type="float" office:value="77489490228" calcext:value-type="float">
            <text:p>77489490228</text:p>
          </table:table-cell>
          <table:table-cell table:style-name="ce2" office:value-type="float" office:value="151321617974" calcext:value-type="float">
            <text:p>151321617974</text:p>
          </table:table-cell>
          <table:table-cell table:style-name="ce2" office:value-type="float" office:value="139512528163" calcext:value-type="float">
            <text:p>139512528163</text:p>
          </table:table-cell>
          <table:table-cell table:style-name="ce2" office:value-type="float" office:value="103537789803" calcext:value-type="float">
            <text:p>103537789803</text:p>
          </table:table-cell>
          <table:table-cell table:style-name="ce2" office:value-type="float" office:value="113969504551" calcext:value-type="float">
            <text:p>113969504551</text:p>
          </table:table-cell>
          <table:table-cell table:style-name="ce2" office:value-type="float" office:value="154631785799" calcext:value-type="float">
            <text:p>154631785799</text:p>
          </table:table-cell>
          <table:table-cell table:style-name="ce2" office:value-type="float" office:value="183463430994" calcext:value-type="float">
            <text:p>183463430994</text:p>
          </table:table-cell>
          <table:table-cell table:style-name="ce2" office:value-type="float" office:value="169999746216" calcext:value-type="float">
            <text:p>169999746216</text:p>
          </table:table-cell>
          <table:table-cell table:style-name="ce2" office:value-type="float" office:value="58461954145" calcext:value-type="float">
            <text:p>58461954145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29.mcf</text:p>
          </table:table-cell>
          <table:table-cell table:style-name="ce2" office:value-type="float" office:value="341546845898" calcext:value-type="float">
            <text:p>341546845898</text:p>
          </table:table-cell>
          <table:table-cell table:style-name="ce2"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445.gobmk</text:p>
          </table:table-cell>
          <table:table-cell table:style-name="ce2" office:value-type="float" office:value="234525674455" calcext:value-type="float">
            <text:p>234525674455</text:p>
          </table:table-cell>
          <table:table-cell table:style-name="ce2" office:value-type="float" office:value="625631596347" calcext:value-type="float">
            <text:p>625631596347</text:p>
          </table:table-cell>
          <table:table-cell table:style-name="ce2" office:value-type="float" office:value="325147399858" calcext:value-type="float">
            <text:p>325147399858</text:p>
          </table:table-cell>
          <table:table-cell table:style-name="ce2" office:value-type="float" office:value="235593319559" calcext:value-type="float">
            <text:p>235593319559</text:p>
          </table:table-cell>
          <table:table-cell table:style-name="ce2" office:value-type="float" office:value="339210226918" calcext:value-type="float">
            <text:p>339210226918</text:p>
          </table:table-cell>
          <table:table-cell table:style-name="ce2"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456.hmmer</text:p>
          </table:table-cell>
          <table:table-cell table:style-name="ce2" office:value-type="float" office:value="971544939130" calcext:value-type="float">
            <text:p>971544939130</text:p>
          </table:table-cell>
          <table:table-cell table:style-name="ce2" office:value-type="float" office:value="2052353062674" calcext:value-type="float">
            <text:p>2052353062674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410.bwaves</text:p>
          </table:table-cell>
          <table:table-cell office:value-type="float" office:value="2495514310671" calcext:value-type="float">
            <text:p>2495514310671</text:p>
          </table:table-cell>
          <table:table-cell table:number-columns-repeated="3"/>
          <table:table-cell table:style-name="ce1" office:value-type="string" calcext:value-type="string">
            <text:p>458.sjeng</text:p>
          </table:table-cell>
          <table:table-cell table:style-name="ce2" office:value-type="float" office:value="2309967978778" calcext:value-type="float">
            <text:p>2309967978778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416.gamess</text:p>
          </table:table-cell>
          <table:table-cell office:value-type="float" office:value="1124505753634" calcext:value-type="float">
            <text:p>1124505753634</text:p>
          </table:table-cell>
          <table:table-cell office:value-type="float" office:value="878108843916" calcext:value-type="float">
            <text:p>878108843916</text:p>
          </table:table-cell>
          <table:table-cell office:value-type="float" office:value="3766238100560" calcext:value-type="float">
            <text:p>3766238100560</text:p>
          </table:table-cell>
          <table:table-cell/>
          <table:table-cell table:style-name="ce1" office:value-type="string" calcext:value-type="string">
            <text:p>462.libquantum</text:p>
          </table:table-cell>
          <table:table-cell table:style-name="ce2" office:value-type="float" office:value="2291912513237" calcext:value-type="float">
            <text:p>2291912513237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433.milc</text:p>
          </table:table-cell>
          <table:table-cell office:value-type="float" office:value="1175358805504" calcext:value-type="float">
            <text:p>1175358805504</text:p>
          </table:table-cell>
          <table:table-cell table:number-columns-repeated="3"/>
          <table:table-cell table:style-name="ce1" office:value-type="string" calcext:value-type="string">
            <text:p>464.h264ref</text:p>
          </table:table-cell>
          <table:table-cell table:style-name="ce2" office:value-type="float" office:value="500835844419" calcext:value-type="float">
            <text:p>500835844419</text:p>
          </table:table-cell>
          <table:table-cell table:style-name="ce2" office:value-type="float" office:value="355915755256" calcext:value-type="float">
            <text:p>355915755256</text:p>
          </table:table-cell>
          <table:table-cell table:style-name="ce2" office:value-type="float" office:value="3188039031373" calcext:value-type="float">
            <text:p>3188039031373</text:p>
          </table:table-cell>
          <table:table-cell table:style-name="ce2" table:number-columns-repeated="6"/>
        </table:table-row>
        <table:table-row table:style-name="ro1">
          <table:table-cell office:value-type="string" calcext:value-type="string">
            <text:p>434.zeusmp</text:p>
          </table:table-cell>
          <table:table-cell office:value-type="float" office:value="2016616007502" calcext:value-type="float">
            <text:p>2016616007502</text:p>
          </table:table-cell>
          <table:table-cell table:number-columns-repeated="3"/>
          <table:table-cell table:style-name="ce1" office:value-type="string" calcext:value-type="string">
            <text:p>471.omnetpp</text:p>
          </table:table-cell>
          <table:table-cell table:style-name="ce2" office:value-type="float" office:value="576122145483" calcext:value-type="float">
            <text:p>576122145483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435.gromacs</text:p>
          </table:table-cell>
          <table:table-cell office:value-type="float" office:value="1971200720706" calcext:value-type="float">
            <text:p>1971200720706</text:p>
          </table:table-cell>
          <table:table-cell table:number-columns-repeated="3"/>
          <table:table-cell table:style-name="ce1" office:value-type="string" calcext:value-type="string">
            <text:p>473.astar</text:p>
          </table:table-cell>
          <table:table-cell table:style-name="ce2" office:value-type="float" office:value="411719281496" calcext:value-type="float">
            <text:p>411719281496</text:p>
          </table:table-cell>
          <table:table-cell table:style-name="ce2" office:value-type="float" office:value="829803428219" calcext:value-type="float">
            <text:p>829803428219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436.cactusADM</text:p>
          </table:table-cell>
          <table:table-cell office:value-type="float" office:value="2655006820074" calcext:value-type="float">
            <text:p>2655006820074</text:p>
          </table:table-cell>
          <table:table-cell table:number-columns-repeated="3"/>
          <table:table-cell table:style-name="ce1" office:value-type="string" calcext:value-type="string">
            <text:p>483.xalancbmk</text:p>
          </table:table-cell>
          <table:table-cell table:style-name="ce2" office:value-type="float" office:value="1048497777434" calcext:value-type="float">
            <text:p>1048497777434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437.leslie3d</text:p>
          </table:table-cell>
          <table:table-cell office:value-type="float" office:value="4626149683423" calcext:value-type="float">
            <text:p>46261496834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44.namd</text:p>
          </table:table-cell>
          <table:table-cell office:value-type="float" office:value="2361163844939" calcext:value-type="float">
            <text:p>2361163844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47.dealII</text:p>
          </table:table-cell>
          <table:table-cell office:value-type="float" office:value="1903231296730" calcext:value-type="float">
            <text:p>19032312967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50.soplex</text:p>
          </table:table-cell>
          <table:table-cell office:value-type="float" office:value="377431323949" calcext:value-type="float">
            <text:p>377431323949</text:p>
          </table:table-cell>
          <table:table-cell office:value-type="float" office:value="389903616072" calcext:value-type="float">
            <text:p>389903616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53.povray</text:p>
          </table:table-cell>
          <table:table-cell office:value-type="float" office:value="1002529177253" calcext:value-type="float">
            <text:p>10025291772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54.calculix</text:p>
          </table:table-cell>
          <table:table-cell office:value-type="float" office:value="6894341894243" calcext:value-type="float">
            <text:p>68943418942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59.GemsFDTD</text:p>
          </table:table-cell>
          <table:table-cell office:value-type="float" office:value="2722715227347" calcext:value-type="float">
            <text:p>27227152273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65.tonto</text:p>
          </table:table-cell>
          <table:table-cell office:value-type="float" office:value="3563812458171" calcext:value-type="float">
            <text:p>3563812458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70.lbm</text:p>
          </table:table-cell>
          <table:table-cell office:value-type="float" office:value="1314569317678" calcext:value-type="float">
            <text:p>13145693176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81.wrf</text:p>
          </table:table-cell>
          <table:table-cell office:value-type="float" office:value="3867428098913" calcext:value-type="float">
            <text:p>38674280989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82.sphinx3</text:p>
          </table:table-cell>
          <table:table-cell office:value-type="float" office:value="3432419178361" calcext:value-type="float">
            <text:p>34324191783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98.specrand</text:p>
          </table:table-cell>
          <table:table-cell office:value-type="float" office:value="536611748" calcext:value-type="float">
            <text:p>5366117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99.specrand</text:p>
          </table:table-cell>
          <table:table-cell office:value-type="float" office:value="536611748" calcext:value-type="float">
            <text:p>53661174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6:31:44.700230103</dc:date>
    <dc:creator>Gustavo Ciotto</dc:creator>
    <meta:editing-duration>PT4M31S</meta:editing-duration>
    <meta:editing-cycles>1</meta:editing-cycles>
    <meta:document-statistic meta:table-count="1" meta:cell-count="88" meta:object-count="0"/>
    <meta:generator>LibreOffice/5.0.6.2$Linux_X86_64 LibreOffice_project/00m0$Build-2</meta:generator>
  </office:meta>
</office:document-meta>
</file>